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504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l ADN como memoria de solo lectura</text:h>
      <text:p text:style-name="Text_20_body">El ADN, en su esencia, es una biblioteca que contiene toda la información necesaria para la existencia de un ser vivo. En sus secuencias se encuentran las instrucciones que definen cómo debe formarse, desarrollarse y funcionar un organismo. Esta información es tan crítica que cualquier alteración significativa podría poner en riesgo la vida misma. Por eso, el ADN se comporta como una <text:span text:style-name="Strong_20_Emphasis">memoria de solo lectura</text:span>: una estructura diseñada para conservar los datos intactos a lo largo del tiempo.</text:p>
      <text:p text:style-name="Text_20_body">Cuando decimos que el ADN es una memoria de solo lectura, nos referimos a que la información que contiene no puede modificarse de manera arbitraria durante la vida de un individuo. Es posible que algunas células sufran daños o mutaciones, pero estas alteraciones suelen ser errores o accidentes, no cambios planificados. En condiciones normales, las instrucciones originales permanecen inalteradas desde el momento de la concepción hasta el final del ciclo vital.</text:p>
      <text:p text:style-name="Text_20_body">¿Por qué es tan importante que la información del ADN permanezca inmutable? Porque en ella se hallan codificados todos los procesos vitales: la forma en que las células se dividen, cómo se reparan los tejidos, cómo se generan las proteínas que mantienen al organismo en funcionamiento. Si estos datos se corrompieran o perdieran, la maquinaria biológica dejaría de operar correctamente. En términos simples, el organismo ya no sabría cómo mantenerse vivo.</text:p>
      <text:p text:style-name="Text_20_body">La naturaleza ha encontrado formas ingeniosas de proteger esta información. Las moléculas de ADN están empaquetadas y resguardadas dentro del núcleo celular o en estructuras especializadas, como las mitocondrias. Además, existen sistemas de reparación que corrigen errores menores antes de que se conviertan en problemas graves. Pero, a pesar de estos mecanismos de defensa, el principio sigue siendo el mismo: el contenido fundamental del ADN no se reescribe.</text:p>
      <text:p text:style-name="P1">Esta característica de inmutabilidad asegura también la identidad del individuo. Las instrucciones que diferencian a un ser de otro –su estructura corporal, su metabolismo, sus características físicas– están grabadas en su ADN desde el principio y permanecen constantes. </text:p>
      <text:p text:style-name="P1"><text:s/>en el contexto de un solo individuo, su ADN actúa como una guía estable que asegura que, durante su existencia, conserve las características que lo hacen único.</text:p>
      <text:p text:style-name="P1">Gracias a esto, un árbol sigue siendo un árbol a lo largo de su vida, y un ave sigue siendo un ave. No se transforman en otra cosa porque las instrucciones básicas que definen su naturaleza son permanentes.</text:p>
      <text:p text:style-name="Text_20_body">Este concepto tiene paralelismos con el funcionamiento de las máquinas creadas por el ser humano. En un sistema de cálculo, una memoria de solo lectura contiene las instrucciones esenciales que no deben alterarse para que el sistema funcione correctamente. Cambiarlas podría ocasionar fallos irreversibles. De la misma manera, el ADN debe permanecer intacto para que la vida pueda continuar desarrollándose sin desviarse de su diseño esencial.</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3T10:04:36.120000000</meta:creation-date>
    <dc:date>2025-08-23T10:11:23.859000000</dc:date>
    <meta:editing-duration>PT6M48S</meta:editing-duration>
    <meta:editing-cycles>1</meta:editing-cycles>
    <meta:document-statistic meta:table-count="0" meta:image-count="0" meta:object-count="0" meta:page-count="1" meta:paragraph-count="9" meta:word-count="465" meta:character-count="2986" meta:non-whitespace-character-count="2528"/>
    <meta:generator>LibreOffice/7.3.5.2$Windows_X86_64 LibreOffice_project/184fe81b8c8c30d8b5082578aee2fed2ea847c01</meta:generator>
  </office:meta>
</office:document-meta>
</file>